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e92bf" officeooo:paragraph-rsid="001e92bf"/>
    </style:style>
    <style:style style:name="P2" style:family="paragraph" style:parent-style-name="Standard">
      <style:text-properties fo:language="en" fo:country="US" officeooo:rsid="001e92bf" officeooo:paragraph-rsid="001ec7c0"/>
    </style:style>
    <style:style style:name="P3" style:family="paragraph" style:parent-style-name="Standard">
      <style:text-properties fo:language="en" fo:country="US" officeooo:rsid="001e92bf" officeooo:paragraph-rsid="0020e59f"/>
    </style:style>
    <style:style style:name="P4" style:family="paragraph" style:parent-style-name="Standard">
      <style:text-properties fo:language="en" fo:country="US" officeooo:rsid="001fc0c6" officeooo:paragraph-rsid="001fc0c6" fo:background-color="#ffdbb6"/>
    </style:style>
    <style:style style:name="P5" style:family="paragraph" style:parent-style-name="Standard">
      <style:text-properties fo:language="en" fo:country="US" officeooo:rsid="001e92bf" officeooo:paragraph-rsid="001e92bf" fo:background-color="#ffdbb6"/>
    </style:style>
    <style:style style:name="P6" style:family="paragraph" style:parent-style-name="Standard">
      <style:text-properties fo:language="en" fo:country="US" officeooo:rsid="001e92bf" officeooo:paragraph-rsid="0020e59f" fo:background-color="#ffdbb6"/>
    </style:style>
    <style:style style:name="P7" style:family="paragraph" style:parent-style-name="Standard">
      <style:text-properties fo:language="en" fo:country="US" officeooo:rsid="001e92bf" officeooo:paragraph-rsid="001e92bf" fo:background-color="transparent"/>
    </style:style>
    <style:style style:name="P8" style:family="paragraph" style:parent-style-name="Standard">
      <style:text-properties fo:language="ru" fo:country="RU" officeooo:rsid="002075f7" officeooo:paragraph-rsid="002075f7"/>
    </style:style>
    <style:style style:name="P9" style:family="paragraph" style:parent-style-name="Standard">
      <style:text-properties fo:language="ru" fo:country="RU" officeooo:rsid="0020e59f" officeooo:paragraph-rsid="0020e59f"/>
    </style:style>
    <style:style style:name="P10" style:family="paragraph" style:parent-style-name="Standard">
      <style:text-properties officeooo:paragraph-rsid="002075f7"/>
    </style:style>
    <style:style style:name="P11" style:family="paragraph" style:parent-style-name="Standard">
      <style:text-properties fo:font-size="14pt" officeooo:paragraph-rsid="001ec7c0" style:font-size-asian="14pt" style:font-size-complex="14pt"/>
    </style:style>
    <style:style style:name="P12" style:family="paragraph" style:parent-style-name="Text_20_body">
      <style:text-properties fo:language="en" fo:country="US" officeooo:rsid="001e92bf" officeooo:paragraph-rsid="001e92bf" fo:background-color="transparent"/>
    </style:style>
    <style:style style:name="P13" style:family="paragraph" style:parent-style-name="Text_20_body">
      <style:text-properties fo:font-variant="normal" fo:text-transform="none" fo:color="#333333" loext:opacity="100%" style:font-name="Open Sans" fo:font-size="10.8000001907349pt" fo:letter-spacing="normal" fo:language="en" fo:country="US" fo:font-style="normal" fo:font-weight="normal" officeooo:rsid="001e92bf" officeooo:paragraph-rsid="001e92bf"/>
    </style:style>
    <style:style style:name="P14" style:family="paragraph" style:parent-style-name="Text_20_body">
      <style:paragraph-properties fo:margin-left="0cm" fo:margin-right="0cm" fo:margin-top="0cm" fo:margin-bottom="0.212cm" style:contextual-spacing="false" style:line-height-at-least="0.635cm" fo:orphans="2" fo:widows="2" fo:text-indent="0cm" style:auto-text-indent="false"/>
      <style:text-properties fo:font-variant="normal" fo:text-transform="none" fo:color="#333333" loext:opacity="100%" style:font-name="Open Sans" fo:font-size="10.8000001907349pt" fo:letter-spacing="normal" fo:font-style="normal" fo:font-weight="normal"/>
    </style:style>
    <style:style style:name="P15" style:family="paragraph" style:parent-style-name="Text_20_body">
      <style:paragraph-properties fo:margin-left="0cm" fo:margin-right="0cm" fo:margin-top="0cm" fo:margin-bottom="0.212cm" style:contextual-spacing="false" style:line-height-at-least="0.635cm" fo:orphans="2" fo:widows="2" fo:text-indent="0cm" style:auto-text-indent="false"/>
      <style:text-properties fo:font-variant="normal" fo:text-transform="none" fo:color="#333333" loext:opacity="100%" style:font-name="Open Sans" fo:font-size="14pt" fo:letter-spacing="normal" fo:font-style="normal" fo:font-weight="normal" style:font-size-asian="14pt" style:font-size-complex="14pt"/>
    </style:style>
    <style:style style:name="P16" style:family="paragraph" style:parent-style-name="Text_20_body">
      <style:paragraph-properties fo:margin-left="0cm" fo:margin-right="0cm" fo:margin-top="0cm" fo:margin-bottom="0.212cm" style:contextual-spacing="false" style:line-height-at-least="0.635cm" fo:orphans="2" fo:widows="2" fo:text-indent="0cm" style:auto-text-indent="false"/>
    </style:style>
    <style:style style:name="T1" style:family="text">
      <style:text-properties fo:font-variant="normal" fo:text-transform="none" fo:color="#333333" loext:opacity="100%" style:font-name="Open Sans" fo:font-size="8.39999961853027pt" fo:letter-spacing="normal" fo:font-style="normal" fo:font-weight="normal"/>
    </style:style>
    <style:style style:name="T2" style:family="text">
      <style:text-properties fo:font-variant="normal" fo:text-transform="none" fo:color="#333333" loext:opacity="100%" style:font-name="Open Sans" fo:font-size="8.39999961853027pt" fo:letter-spacing="normal" fo:language="en" fo:country="US" fo:font-style="normal" fo:font-weight="normal" officeooo:rsid="001e92bf"/>
    </style:style>
    <style:style style:name="T3" style:family="text">
      <style:text-properties fo:font-variant="normal" fo:text-transform="none" fo:color="#333333" loext:opacity="100%" style:font-name="Open Sans" fo:font-size="10.8000001907349pt" fo:letter-spacing="normal" fo:font-style="normal" fo:font-weight="normal"/>
    </style:style>
    <style:style style:name="T4" style:family="text">
      <style:text-properties fo:font-variant="normal" fo:text-transform="none" fo:color="#333333" loext:opacity="100%" style:font-name="Open Sans" fo:font-size="10.8000001907349pt" fo:letter-spacing="normal" fo:font-style="normal" fo:font-weight="normal" fo:background-color="#ffff00" loext:char-shading-value="0"/>
    </style:style>
    <style:style style:name="T5" style:family="text">
      <style:text-properties fo:font-variant="normal" fo:text-transform="none" fo:color="#333333" loext:opacity="100%" style:font-name="Open Sans" fo:font-size="10.8000001907349pt" fo:letter-spacing="normal" fo:font-style="normal" fo:font-weight="normal" fo:background-color="#ffff00" loext:char-shading-value="0"/>
    </style:style>
    <style:style style:name="T6" style:family="text">
      <style:text-properties fo:font-variant="normal" fo:text-transform="none" fo:color="#333333" loext:opacity="100%" style:font-name="Open Sans" fo:letter-spacing="normal" fo:language="en" fo:country="US" fo:font-style="normal" fo:font-weight="normal" officeooo:rsid="001e92bf"/>
    </style:style>
    <style:style style:name="T7" style:family="text">
      <style:text-properties fo:font-variant="normal" fo:text-transform="none" fo:color="#333333" loext:opacity="100%" style:font-name="Open Sans" fo:letter-spacing="normal" fo:font-style="normal" fo:font-weight="normal"/>
    </style:style>
    <style:style style:name="T8" style:family="text">
      <style:text-properties fo:language="ru" fo:country="RU" officeooo:rsid="002075f7"/>
    </style:style>
    <style:style style:name="T9" style:family="text">
      <style:text-properties fo:language="ru" fo:country="RU" officeooo:rsid="002075f7" fo:background-color="#ffff00" loext:char-shading-value="0"/>
    </style:style>
    <style:style style:name="T10" style:family="text">
      <style:text-properties fo:language="ru" fo:country="RU" officeooo:rsid="002075f7" fo:background-color="#ffff00" loext:char-shading-value="0"/>
    </style:style>
    <style:style style:name="T11" style:family="text">
      <style:text-properties fo:background-color="#ffdbb6" loext:char-shading-value="0"/>
    </style:style>
    <style:style style:name="T12" style:family="text">
      <style:text-properties fo:background-color="#ffdbb6"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SCRUM</text:p>
      <text:p text:style-name="P1">Найважливіші «частини» першими відбираються для виконання в спринті (ітерації в Scrum), що тривають від 2 до 4 тижнів. В кінці спринту замовнику видається робочий інкремент продукту – найважливіші «частини», які вже можна використовувати. Наприклад, сайт з частиною функціоналу або програма, яка вже працює, нехай і частково. Після цього команда проекту приступає до наступного спринту. Тривалість у спринті фіксована, але команда вибирає її самостійно на початку проекту, виходячи з проекту і власної продуктивності.</text:p>
      <text:p text:style-name="P1"/>
      <text:p text:style-name="P10"><text:span text:style-name="T10">Слабкы сторони ---</text:span><text:span text:style-name="T8"> </text:span><text:span text:style-name="T3">Крім того, члени команди повинні бути «командними гравцями», активно брати на себе відповідальність і вміти самоорганізовуватися. Підібрати таку зрілу команду дуже непросто.</text:span></text:p>
      <text:p text:style-name="P14">Scrum підходить не для всіх команд і організацій ще й тому, що пропонований процес може не підійти для розробки конкретного продукту – наприклад промислового верстата або спорудження будівлі.</text:p>
      <text:p text:style-name="P8"/>
      <text:p text:style-name="P5"><text:span text:style-name="T3">Lean</text:span></text:p>
      <text:p text:style-name="P7"><text:span text:style-name="T3">Як і Agile, Lean це скоріше концепція, образ мислення, ніж щось висічене в камені. Використовуючи ідеї Lean можна самостійно створити систему, що задовольняє вимогам в управлінні проектами. </text:span></text:p>
      <text:p text:style-name="P7"><text:span text:style-name="T3"/></text:p>
      <text:p text:style-name="P12"><text:span text:style-name="Emphasis"><text:span text:style-name="T4">Сильні сторони Lean</text:span></text:span></text:p>
      <text:p text:style-name="P14">Якщо проект вимагає дуже якісного і чіткого виконання то Lean надає набір інструментів для того, щоб задовольнити ці вимоги. Lean поєднує гнучкість і структурованість, як Scrum, але в трохи іншому ключі.</text:p>
      <text:p text:style-name="P16"><text:span text:style-name="Emphasis"><text:span text:style-name="T5">Слабкі сторони Lean</text:span></text:span></text:p>
      <text:p text:style-name="P14">Не кожна частина проекту вимагає однаково детального опрацювання та уваги. Lean передбачає саме такий підхід до кожного завдання і етапу. Це основний мінус застосування Lean для великих і неоднорідних проектів. Також Lean не пропонує чіткого робочого процесу для реалізації «частин» проекту, що сприяє розтягуванню термінів проекту. Ця проблема може бути вирішена за допомогою ефективного керівництва і чітких комунікацій-головне пам'ятати про це.</text:p>
      <text:p text:style-name="P7"><text:span text:style-name="T3"/></text:p>
      <text:p text:style-name="P7"><text:span text:style-name="T3"/></text:p>
      <text:p text:style-name="P6"><text:span text:style-name="T3">Kanban</text:span></text:p>
      <text:p text:style-name="P3"><text:span text:style-name="T3">Також і в Kanban , інкремент продукту передається вперед з етапу на етап, а в кінці виходить готовий до постачання елемент.</text:span></text:p>
      <text:p text:style-name="P1"><text:span text:style-name="T3"/></text:p>
      <text:p text:style-name="P13">Kanban не обмежує час спринтів, немає ролей, за винятком власника продукту. Kanban навіть дозволяє члену команди вести кілька завдань одночасно, чого не дозволяє Scrum. Також ніяк не регламентовані зустрічі за статусом проекту – можна робити це як зручно, а можна не робити взагалі.</text:p>
      <text:p text:style-name="P14">Для роботи з Kanban необхідно визначити етапи потоку операцій (workflow). У Kanban вони зображуються як стовпці, а завдання позначають спеціальні картки. Картка переміщається по <text:soft-page-break/>етапах, подібно деталі на заводі, що переходить від верстата до верстата, і на кожному етапі відсоток завершення стає вище. На виході ми отримуємо готовий до постачання замовнику елемент продукту. Дошка зі стовпцями і картками може бути як справжньою, так і електронною – навіть тут Kanban не накладає ніяких обмежень на користувачів.</text:p>
      <text:p text:style-name="P1"><text:span text:style-name="T3"/></text:p>
      <text:p text:style-name="P9"><text:span text:style-name="T5">Сильны сторони</text:span><text:span text:style-name="T3"> При правильному налаштуванні і управлінні, Kanban може принести велику користь команді проекту. Точний розрахунок навантаження на команду, правильна розстановка обмежень і концентрація на постійне поліпшення – все це дозволяє Kanban серйозно економити ресурси і укладатися в дедлайни і бюджет. І все це в поєднанні з гнучкістю.</text:span></text:p>
      <text:p text:style-name="P1"><text:span text:style-name="T3"/></text:p>
      <text:p text:style-name="P1"/>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7T11:52:38.633000000</dc:date>
    <meta:editing-duration>PT1H17M46S</meta:editing-duration>
    <meta:editing-cycles>6</meta:editing-cycles>
    <meta:generator>LibreOffice/7.1.2.2$Windows_X86_64 LibreOffice_project/8a45595d069ef5570103caea1b71cc9d82b2aae4</meta:generator>
    <meta:document-statistic meta:table-count="0" meta:image-count="0" meta:object-count="0" meta:page-count="2" meta:paragraph-count="16" meta:word-count="435" meta:character-count="3053" meta:non-whitespace-character-count="2626"/>
  </office:meta>
</office:document-meta>
</file>